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ext-properties style:font-weight-asian="bold" style:font-weight-complex="bold"/>
    </style:style>
    <style:style style:name="ce4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Accent_20_3" style:data-style-name="N115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11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Accent_20_3" style:data-style-name="N11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Accent_20_3" style:data-style-name="N11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0">
      <style:table-cell-properties style:glyph-orientation-vertical="0" fo:background-color="#66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="0.74pt solid #000000"/>
      <style:text-properties style:font-weight-asian="bold" style:font-weight-complex="bold"/>
    </style:style>
    <style:style style:name="ce15" style:family="table-cell" style:parent-style-name="Accent_20_3">
      <style:table-cell-properties fo:border="0.74pt solid #000000"/>
    </style:style>
    <style:style style:name="ce16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1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Accent_20_3" style:data-style-name="N11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Accent_20_3" style:data-style-name="N115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Accent_20_3" style:data-style-name="N11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fo:padding="0mm"/>
    </style:style>
    <style:style style:name="ce58" style:family="table-cell" style:parent-style-name="Default">
      <style:table-cell-properties fo:border="0.74pt solid #000000"/>
    </style:style>
    <style:style style:name="ce59" style:family="table-cell" style:parent-style-name="Accent_20_3" style:data-style-name="N117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Arial" fo:text-shadow="none" style:text-underline-style="none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Accent_20_3" style:data-style-name="N1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66" style:family="table-cell" style:parent-style-name="Default">
      <style:table-cell-properties style:glyph-orientation-vertical="0" fo:border-bottom="0.06pt solid #000000" fo:background-color="#729fc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 style:data-style-name="N0">
      <style:table-cell-properties style:glyph-orientation-vertical="0" fo:border-bottom="0.06pt solid #000000" fo:background-color="#729fc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fo:border-bottom="none" fo:border-left="none" fo:border-right="none" fo:border-top="0.74pt solid #000000"/>
    </style:style>
    <style:style style:name="ce69" style:family="table-cell" style:parent-style-name="Accent_20_3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</style:style>
    <style:style style:name="ce70" style:family="table-cell" style:parent-style-name="Accent_20_3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8" style:family="table-cell" style:parent-style-name="Accent_20_3" style:data-style-name="N115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0">
      <style:table-cell-properties style:glyph-orientation-vertical="0" fo:background-color="#2a60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6pt solid #000000" fo:background-color="#2a60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6pt solid #000000" fo:background-color="#729fc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7">
      <style:table-cell-properties style:glyph-orientation-vertical="0" fo:border-bottom="0.06pt solid #000000" fo:background-color="#729fc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15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83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fo:background-color="#729fc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wrap-option="no-wrap" fo:border="none" style:direction="ltr" fo:padding="0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Accent_20_3" style:data-style-name="N11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8" style:family="table-cell" style:parent-style-name="Accent_20_3">
      <style:table-cell-properties fo:padding="0.71mm"/>
    </style:style>
    <style:style style:name="ce39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39.14mm" svg:height="78.19mm" svg:x="21.35mm" svg:y="132.84mm">
            <draw:object draw:notify-on-update-of-ranges="Planilha1.A14:Planilha1.A23 Planilha1.B14:Planilha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2.11mm" svg:height="67.74mm" svg:x="24.39mm" svg:y="235.54mm">
            <draw:object draw:notify-on-update-of-ranges="Planilha1.H2:Planilha1.H11 Planilha1.I2:Planilha1.I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5.77mm" svg:height="82.22mm" svg:x="17.99mm" svg:y="319.76mm">
            <draw:object draw:notify-on-update-of-ranges="Planilha1.J22:Planilha1.J31 Planilha1.L22:Planilha1.L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2" table:default-cell-style-name="ce28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x5</text:p>
          </table:table-cell>
          <table:table-cell table:style-name="ce14" office:value-type="string" calcext:value-type="string">
            <text:p><text:s text:c="3"/>x(média)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x²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Σy</text:p>
          </table:table-cell>
          <table:table-cell table:style-name="ce20" office:value-type="string" calcext:value-type="string">
            <text:p>Σx</text:p>
          </table:table-cell>
          <table:table-cell table:style-name="ce20" office:value-type="string" calcext:value-type="string">
            <text:p>Σx²</text:p>
          </table:table-cell>
          <table:table-cell table:style-name="ce20" office:value-type="string" calcext:value-type="string">
            <text:p>(Σxi)²</text:p>
          </table:table-cell>
          <table:table-cell table:style-name="ce20" office:value-type="string" calcext:value-type="string">
            <text:p>Σ(x,y)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Accent_20_3" office:value-type="float" office:value="0.03585" calcext:value-type="float">
            <text:p>0,03585</text:p>
          </table:table-cell>
          <table:table-cell table:style-name="Accent_20_3" office:value-type="float" office:value="0.03623" calcext:value-type="float">
            <text:p>0,03623</text:p>
          </table:table-cell>
          <table:table-cell table:style-name="Accent_20_3" office:value-type="float" office:value="0.0364" calcext:value-type="float">
            <text:p>0,0364</text:p>
          </table:table-cell>
          <table:table-cell table:style-name="Accent_20_3" office:value-type="float" office:value="0.03635" calcext:value-type="float">
            <text:p>0,03635</text:p>
          </table:table-cell>
          <table:table-cell table:style-name="Accent_20_3" office:value-type="float" office:value="0.0363" calcext:value-type="float">
            <text:p>0,0363</text:p>
          </table:table-cell>
          <table:table-cell table:style-name="ce15" table:formula="of:=SUM([.C2]/4+[.D2]/4+[.E2]/4+[.F2]/4+[.B2])" office:value-type="float" office:value="0.07217" calcext:value-type="float">
            <text:p>0,07217</text:p>
          </table:table-cell>
          <table:table-cell table:style-name="ce5" office:value-type="float" office:value="0.018" calcext:value-type="float">
            <text:p>0,01800</text:p>
          </table:table-cell>
          <table:table-cell table:style-name="ce5" table:formula="of:=SUM([.G2]*[.G2])" office:value-type="float" office:value="0.0052085089" calcext:value-type="float">
            <text:p>0,00521</text:p>
          </table:table-cell>
          <table:table-cell table:formula="of:=SUM([.G2]*[.H2])" office:value-type="float" office:value="0.00129906" calcext:value-type="float">
            <text:p>0,00130</text:p>
          </table:table-cell>
          <table:table-cell table:formula="of:=SUM([.H2];[.F2:.F12];[.H2];[.H2:.H11])" office:value-type="float" office:value="2.48607" calcext:value-type="float">
            <text:p>2,48607</text:p>
          </table:table-cell>
          <table:table-cell table:style-name="ce5" table:formula="of:=SUM([.G1:.G10])" office:value-type="float" office:value="2.5429875" calcext:value-type="float">
            <text:p>2,54299</text:p>
          </table:table-cell>
          <table:table-cell table:style-name="ce5" table:formula="of:=SUM([.I2:.I11])" office:value-type="float" office:value="1.15842963720625" calcext:value-type="float">
            <text:p>1,15843</text:p>
          </table:table-cell>
          <table:table-cell table:style-name="ce5" table:formula="of:=SUM([.L2]*[.L2])" office:value-type="float" office:value="6.46678542515625" calcext:value-type="float">
            <text:p>6,46679</text:p>
          </table:table-cell>
          <table:table-cell table:style-name="ce5" table:formula="of:=SUM([.G2:.G11]+[.H2:.H11])" office:value-type="float" office:value="0.09017" calcext:value-type="float">
            <text:p>0,09017</text:p>
          </table:table-cell>
          <table:table-cell table:number-columns-repeated="2"/>
        </table:table-row>
        <table:table-row table:style-name="ro1">
          <table:table-cell/>
          <table:table-cell table:style-name="Accent_20_3" office:value-type="float" office:value="0.06385" calcext:value-type="float">
            <text:p>0,06385</text:p>
          </table:table-cell>
          <table:table-cell table:style-name="Accent_20_3" office:value-type="float" office:value="0.06475" calcext:value-type="float">
            <text:p>0,06475</text:p>
          </table:table-cell>
          <table:table-cell table:style-name="Accent_20_3" office:value-type="float" office:value="0.0648" calcext:value-type="float">
            <text:p>0,0648</text:p>
          </table:table-cell>
          <table:table-cell table:style-name="Accent_20_3" office:value-type="float" office:value="0.0647" calcext:value-type="float">
            <text:p>0,0647</text:p>
          </table:table-cell>
          <table:table-cell table:style-name="Accent_20_3" office:value-type="float" office:value="0.0617" calcext:value-type="float">
            <text:p>0,0617</text:p>
          </table:table-cell>
          <table:table-cell table:style-name="ce15" table:formula="of:=SUM([.C3]/4+[.D3]/4+[.E3]/4+[.F3]/4+[.B3])" office:value-type="float" office:value="0.1278375" calcext:value-type="float">
            <text:p>0,1278375</text:p>
          </table:table-cell>
          <table:table-cell table:style-name="ce5" table:formula="of:=SUM(0.018+[.H2])" office:value-type="float" office:value="0.036" calcext:value-type="float">
            <text:p>0,03600</text:p>
          </table:table-cell>
          <table:table-cell table:style-name="ce5" table:formula="of:=SUM([.G3]*[.G3])" office:value-type="float" office:value="0.01634242640625" calcext:value-type="float">
            <text:p>0,01634</text:p>
          </table:table-cell>
          <table:table-cell table:formula="of:=SUM([.G3]*[.H3])" office:value-type="float" office:value="0.00460215" calcext:value-type="float">
            <text:p>0,00460</text:p>
          </table:table-cell>
          <table:table-cell table:style-name="ce28" table:number-columns-repeated="2"/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/>
          <table:table-cell table:style-name="Accent_20_3" office:value-type="float" office:value="0.09115" calcext:value-type="float">
            <text:p>0,09115</text:p>
          </table:table-cell>
          <table:table-cell table:style-name="Accent_20_3" office:value-type="float" office:value="0.09245" calcext:value-type="float">
            <text:p>0,09245</text:p>
          </table:table-cell>
          <table:table-cell table:style-name="Accent_20_3" office:value-type="float" office:value="0.0925" calcext:value-type="float">
            <text:p>0,0925</text:p>
          </table:table-cell>
          <table:table-cell table:style-name="Accent_20_3" office:value-type="float" office:value="0.0924" calcext:value-type="float">
            <text:p>0,0924</text:p>
          </table:table-cell>
          <table:table-cell table:style-name="Accent_20_3" office:value-type="float" office:value="0.09245" calcext:value-type="float">
            <text:p>0,09245</text:p>
          </table:table-cell>
          <table:table-cell table:style-name="ce15" table:formula="of:=SUM([.C4]/4+[.D4]/4+[.E4]/4+[.F4]/4+[.B4])" office:value-type="float" office:value="0.1836" calcext:value-type="float">
            <text:p>0,1836</text:p>
          </table:table-cell>
          <table:table-cell table:style-name="ce5" table:formula="of:=SUM([.H3]+0.018)" office:value-type="float" office:value="0.054" calcext:value-type="float">
            <text:p>0,05400</text:p>
          </table:table-cell>
          <table:table-cell table:style-name="ce5" table:formula="of:=SUM([.G4]*[.G4])" office:value-type="float" office:value="0.03370896" calcext:value-type="float">
            <text:p>0,03371</text:p>
          </table:table-cell>
          <table:table-cell table:formula="of:=SUM([.G4]*[.H4])" office:value-type="float" office:value="0.0099144" calcext:value-type="float">
            <text:p>0,00991</text:p>
          </table:table-cell>
          <table:table-cell table:style-name="ce28" table:number-columns-repeated="2"/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/>
          <table:table-cell table:style-name="Accent_20_3" office:value-type="float" office:value="0.1177" calcext:value-type="float">
            <text:p>0,1177</text:p>
          </table:table-cell>
          <table:table-cell table:style-name="Accent_20_3" office:value-type="float" office:value="0.1194" calcext:value-type="float">
            <text:p>0,1194</text:p>
          </table:table-cell>
          <table:table-cell table:style-name="Accent_20_3" office:value-type="float" office:value="0.11945" calcext:value-type="float">
            <text:p>0,11945</text:p>
          </table:table-cell>
          <table:table-cell table:number-columns-repeated="2" table:style-name="Accent_20_3" office:value-type="float" office:value="0.11935" calcext:value-type="float">
            <text:p>0,11935</text:p>
          </table:table-cell>
          <table:table-cell table:style-name="ce15" table:formula="of:=SUM([.C5]/4+[.D5]/4+[.E5]/4+[.F5]/4+[.B5])" office:value-type="float" office:value="0.2370875" calcext:value-type="float">
            <text:p>0,2370875</text:p>
          </table:table-cell>
          <table:table-cell table:style-name="ce5" table:formula="of:=SUM(0.018+[.H4])" office:value-type="float" office:value="0.072" calcext:value-type="float">
            <text:p>0,07200</text:p>
          </table:table-cell>
          <table:table-cell table:style-name="ce5" table:formula="of:=SUM([.G5]*[.G5])" office:value-type="float" office:value="0.05621048265625" calcext:value-type="float">
            <text:p>0,05621</text:p>
          </table:table-cell>
          <table:table-cell table:formula="of:=SUM([.G5]*[.H5])" office:value-type="float" office:value="0.0170703" calcext:value-type="float">
            <text:p>0,01707</text:p>
          </table:table-cell>
          <table:table-cell table:style-name="ce28" table:number-columns-repeated="2"/>
          <table:table-cell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Accent_20_3" office:value-type="float" office:value="0.14365" calcext:value-type="float">
            <text:p>0,14365</text:p>
          </table:table-cell>
          <table:table-cell table:style-name="Accent_20_3" office:value-type="float" office:value="0.14575" calcext:value-type="float">
            <text:p>0,14575</text:p>
          </table:table-cell>
          <table:table-cell table:style-name="Accent_20_3" office:value-type="float" office:value="0.1458" calcext:value-type="float">
            <text:p>0,1458</text:p>
          </table:table-cell>
          <table:table-cell table:style-name="Accent_20_3" office:value-type="float" office:value="0.14565" calcext:value-type="float">
            <text:p>0,14565</text:p>
          </table:table-cell>
          <table:table-cell table:style-name="Accent_20_3" office:value-type="float" office:value="0.1457" calcext:value-type="float">
            <text:p>0,1457</text:p>
          </table:table-cell>
          <table:table-cell table:style-name="ce15" table:formula="of:=SUM([.C6]/4+[.D6]/4+[.E6]/4+[.F6]/4+[.B6])" office:value-type="float" office:value="0.289375" calcext:value-type="float">
            <text:p>0,289375</text:p>
          </table:table-cell>
          <table:table-cell table:style-name="ce21" table:formula="of:=SUM(0.018+[.H5])" office:value-type="float" office:value="0.09" calcext:value-type="float">
            <text:p>0,0900</text:p>
          </table:table-cell>
          <table:table-cell table:style-name="ce5" table:formula="of:=SUM([.G6]*[.G6])" office:value-type="float" office:value="0.083737890625" calcext:value-type="float">
            <text:p>0,08374</text:p>
          </table:table-cell>
          <table:table-cell table:formula="of:=SUM([.G6]*[.H6])" office:value-type="float" office:value="0.02604375" calcext:value-type="float">
            <text:p>0,02604</text:p>
          </table:table-cell>
          <table:table-cell table:style-name="ce28" table:number-columns-repeated="2"/>
          <table:table-cell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Accent_20_3" office:value-type="float" office:value="0.169" calcext:value-type="float">
            <text:p>0,169</text:p>
          </table:table-cell>
          <table:table-cell table:style-name="Accent_20_3" office:value-type="float" office:value="0.1715" calcext:value-type="float">
            <text:p>0,1715</text:p>
          </table:table-cell>
          <table:table-cell table:style-name="Accent_20_3" office:value-type="float" office:value="0.1716" calcext:value-type="float">
            <text:p>0,1716</text:p>
          </table:table-cell>
          <table:table-cell table:style-name="Accent_20_3" office:value-type="float" office:value="0.1714" calcext:value-type="float">
            <text:p>0,1714</text:p>
          </table:table-cell>
          <table:table-cell table:style-name="Accent_20_3" office:value-type="float" office:value="0.17145" calcext:value-type="float">
            <text:p>0,17145</text:p>
          </table:table-cell>
          <table:table-cell table:style-name="ce15" table:formula="of:=SUM([.C7]/4+[.D7]/4+[.E7]/4+[.F7]/4+[.B7])" office:value-type="float" office:value="0.3404875" calcext:value-type="float">
            <text:p>0,3404875</text:p>
          </table:table-cell>
          <table:table-cell table:style-name="ce21" table:formula="of:=SUM(0.018+[.H6])" office:value-type="float" office:value="0.108" calcext:value-type="float">
            <text:p>0,1080</text:p>
          </table:table-cell>
          <table:table-cell table:style-name="ce5" table:formula="of:=SUM([.G7]*[.G7])" office:value-type="float" office:value="0.11593173765625" calcext:value-type="float">
            <text:p>0,11593</text:p>
          </table:table-cell>
          <table:table-cell table:formula="of:=SUM([.G7]*[.H7])" office:value-type="float" office:value="0.03677265" calcext:value-type="float">
            <text:p>0,03677</text:p>
          </table:table-cell>
          <table:table-cell table:style-name="ce28" table:number-columns-repeated="2"/>
          <table:table-cell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Accent_20_3" office:value-type="float" office:value="0.19385" calcext:value-type="float">
            <text:p>0,19385</text:p>
          </table:table-cell>
          <table:table-cell table:style-name="Accent_20_3" office:value-type="float" office:value="0.1967" calcext:value-type="float">
            <text:p>0,1967</text:p>
          </table:table-cell>
          <table:table-cell table:style-name="Accent_20_3" office:value-type="float" office:value="0.19685" calcext:value-type="float">
            <text:p>0,19685</text:p>
          </table:table-cell>
          <table:table-cell table:number-columns-repeated="2" table:style-name="Accent_20_3" office:value-type="float" office:value="0.19665" calcext:value-type="float">
            <text:p>0,19665</text:p>
          </table:table-cell>
          <table:table-cell table:style-name="ce15" table:formula="of:=SUM([.C8]/4+[.D8]/4+[.E8]/4+[.F8]/4+[.B8])" office:value-type="float" office:value="0.3905625" calcext:value-type="float">
            <text:p>0,3905625</text:p>
          </table:table-cell>
          <table:table-cell table:style-name="ce21" table:formula="of:=SUM(0.018+[.H7])" office:value-type="float" office:value="0.126" calcext:value-type="float">
            <text:p>0,1260</text:p>
          </table:table-cell>
          <table:table-cell table:style-name="ce5" table:formula="of:=SUM([.G8]*[.G8])" office:value-type="float" office:value="0.15253906640625" calcext:value-type="float">
            <text:p>0,15254</text:p>
          </table:table-cell>
          <table:table-cell table:formula="of:=SUM([.G8]*[.H8])" office:value-type="float" office:value="0.049210875" calcext:value-type="float">
            <text:p>0,04921</text:p>
          </table:table-cell>
          <table:table-cell table:style-name="ce28" table:number-columns-repeated="2"/>
          <table:table-cell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Accent_20_3" office:value-type="float" office:value="0.21805" calcext:value-type="float">
            <text:p>0,21805</text:p>
          </table:table-cell>
          <table:table-cell table:style-name="Accent_20_3" office:value-type="float" office:value="0.2213" calcext:value-type="float">
            <text:p>0,2213</text:p>
          </table:table-cell>
          <table:table-cell table:style-name="Accent_20_3" office:value-type="float" office:value="0.2214" calcext:value-type="float">
            <text:p>0,2214</text:p>
          </table:table-cell>
          <table:table-cell table:style-name="Accent_20_3" office:value-type="float" office:value="0.22125" calcext:value-type="float">
            <text:p>0,22125</text:p>
          </table:table-cell>
          <table:table-cell table:style-name="Accent_20_3" office:value-type="float" office:value="0.12212" calcext:value-type="float">
            <text:p>0,12212</text:p>
          </table:table-cell>
          <table:table-cell table:style-name="ce15" table:formula="of:=SUM([.C9]/4+[.D9]/4+[.E9]/4+[.F9]/4+[.B9])" office:value-type="float" office:value="0.4145675" calcext:value-type="float">
            <text:p>0,4145675</text:p>
          </table:table-cell>
          <table:table-cell table:style-name="ce21" table:formula="of:=SUM(0.018+[.H8])" office:value-type="float" office:value="0.144" calcext:value-type="float">
            <text:p>0,1440</text:p>
          </table:table-cell>
          <table:table-cell table:style-name="ce5" table:formula="of:=SUM([.G9]*[.G9])" office:value-type="float" office:value="0.17186621205625" calcext:value-type="float">
            <text:p>0,17187</text:p>
          </table:table-cell>
          <table:table-cell table:formula="of:=SUM([.G9]*[.H9])" office:value-type="float" office:value="0.05969772" calcext:value-type="float">
            <text:p>0,05970</text:p>
          </table:table-cell>
          <table:table-cell table:style-name="ce28" table:number-columns-repeated="2"/>
          <table:table-cell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Accent_20_3" office:value-type="float" office:value="0.24185" calcext:value-type="float">
            <text:p>0,24185</text:p>
          </table:table-cell>
          <table:table-cell table:style-name="Accent_20_3" office:value-type="float" office:value="0.24545" calcext:value-type="float">
            <text:p>0,24545</text:p>
          </table:table-cell>
          <table:table-cell table:style-name="Accent_20_3" office:value-type="float" office:value="0.24555" calcext:value-type="float">
            <text:p>0,24555</text:p>
          </table:table-cell>
          <table:table-cell table:style-name="Accent_20_3" office:value-type="float" office:value="0.24545" calcext:value-type="float">
            <text:p>0,24545</text:p>
          </table:table-cell>
          <table:table-cell table:style-name="Accent_20_3" office:value-type="float" office:value="0.24535" calcext:value-type="float">
            <text:p>0,24535</text:p>
          </table:table-cell>
          <table:table-cell table:style-name="ce15" table:formula="of:=SUM([.C10]/4+[.D10]/4+[.E10]/4+[.F10]/4+[.B10])" office:value-type="float" office:value="0.4873" calcext:value-type="float">
            <text:p>0,4873</text:p>
          </table:table-cell>
          <table:table-cell table:style-name="ce21" table:formula="of:=SUM(0.018+[.H9])" office:value-type="float" office:value="0.162" calcext:value-type="float">
            <text:p>0,1620</text:p>
          </table:table-cell>
          <table:table-cell table:style-name="ce5" table:formula="of:=SUM([.G10]*[.G10])" office:value-type="float" office:value="0.23746129" calcext:value-type="float">
            <text:p>0,23746</text:p>
          </table:table-cell>
          <table:table-cell table:formula="of:=SUM([.G10]*[.H10])" office:value-type="float" office:value="0.0789426" calcext:value-type="float">
            <text:p>0,07894</text:p>
          </table:table-cell>
          <table:table-cell table:style-name="ce28" table:number-columns-repeated="2"/>
          <table:table-cell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Accent_20_3" office:value-type="float" office:value="0.26515" calcext:value-type="float">
            <text:p>0,26515</text:p>
          </table:table-cell>
          <table:table-cell table:style-name="Accent_20_3" office:value-type="float" office:value="0.2691" calcext:value-type="float">
            <text:p>0,2691</text:p>
          </table:table-cell>
          <table:table-cell table:style-name="Accent_20_3" office:value-type="float" office:value="0.2692" calcext:value-type="float">
            <text:p>0,2692</text:p>
          </table:table-cell>
          <table:table-cell table:style-name="Accent_20_3" office:value-type="float" office:value="0.2691" calcext:value-type="float">
            <text:p>0,2691</text:p>
          </table:table-cell>
          <table:table-cell table:style-name="Accent_20_3" office:value-type="float" office:value="0.269" calcext:value-type="float">
            <text:p>0,269</text:p>
          </table:table-cell>
          <table:table-cell table:style-name="ce15" table:formula="of:=SUM([.C11]/4+[.D11]/4+[.E11]/4+[.F11]/4+[.B11])" office:value-type="float" office:value="0.53425" calcext:value-type="float">
            <text:p>0,53425</text:p>
          </table:table-cell>
          <table:table-cell table:style-name="ce21" table:formula="of:=SUM(0.018+[.H10])" office:value-type="float" office:value="0.18" calcext:value-type="float">
            <text:p>0,1800</text:p>
          </table:table-cell>
          <table:table-cell table:style-name="ce5" table:formula="of:=SUM([.G11]*[.G11])" office:value-type="float" office:value="0.2854230625" calcext:value-type="float">
            <text:p>0,28542</text:p>
          </table:table-cell>
          <table:table-cell table:formula="of:=SUM([.G11]*[.H11])" office:value-type="float" office:value="0.096165" calcext:value-type="float">
            <text:p>0,09617</text:p>
          </table:table-cell>
          <table:table-cell table:style-name="ce28" table:number-columns-repeated="2"/>
          <table:table-cell table:number-columns-repeated="2"/>
          <table:table-cell table:style-name="ce38"/>
          <table:table-cell table:number-columns-repeated="2"/>
        </table:table-row>
        <table:table-row table:style-name="ro1">
          <table:table-cell table:number-columns-repeated="5"/>
          <table:table-cell table:style-name="ce12"/>
          <table:table-cell table:style-name="ce16" table:number-columns-repeated="5"/>
          <table:table-cell/>
          <table:table-cell table:style-name="Default"/>
          <table:table-cell table:style-name="ce10"/>
          <table:table-cell table:number-columns-repeated="3"/>
        </table:table-row>
        <table:table-row table:style-name="ro1">
          <table:table-cell table:style-name="ce3" office:value-type="string" calcext:value-type="string">
            <text:p>x(média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(A+Bx)</text:p>
          </table:table-cell>
          <table:table-cell table:style-name="ce41" office:value-type="string" calcext:value-type="string" table:number-columns-spanned="2" table:number-rows-spanned="1">
            <text:p>(Δy)= y-(A+Bx) </text:p>
          </table:table-cell>
          <table:covered-table-cell table:style-name="ce41"/>
          <table:table-cell table:style-name="ce4" office:value-type="string" calcext:value-type="string">
            <text:p>(ΔY)²</text:p>
          </table:table-cell>
          <table:table-cell table:style-name="ce17" office:value-type="string" calcext:value-type="string" table:number-columns-spanned="2" table:number-rows-spanned="1">
            <text:p><text:s/>Σ(Δy)²</text:p>
          </table:table-cell>
          <table:covered-table-cell/>
          <table:table-cell/>
          <table:table-cell table:style-name="ce61" office:value-type="string" calcext:value-type="string" table:number-columns-spanned="3" table:number-rows-spanned="1">
            <text:p>Numerador de A</text:p>
          </table:table-cell>
          <table:covered-table-cell table:number-columns-repeated="2" table:style-name="ce61"/>
          <table:table-cell table:style-name="ce79" office:value-type="string" calcext:value-type="string" table:number-columns-spanned="3" table:number-rows-spanned="1">
            <text:p>Numerador de B</text:p>
          </table:table-cell>
          <table:covered-table-cell table:number-columns-repeated="2" table:style-name="ce79"/>
          <table:table-cell table:number-columns-repeated="2"/>
        </table:table-row>
        <table:table-row table:style-name="ro1">
          <table:table-cell table:style-name="Accent_20_3" table:formula="of:=SUM([.G2])" office:value-type="float" office:value="0.07217" calcext:value-type="float">
            <text:p>0,07217</text:p>
          </table:table-cell>
          <table:table-cell table:style-name="ce5" office:value-type="float" office:value="0.018" calcext:value-type="float">
            <text:p>0,01800</text:p>
          </table:table-cell>
          <table:table-cell table:style-name="ce5" table:formula="of:=SUM([.J18]+[.M18]*[.A14])" office:value-type="float" office:value="0.441513406583814" calcext:value-type="float">
            <text:p>0,44151</text:p>
          </table:table-cell>
          <table:table-cell table:style-name="ce7" table:formula="of:=SUM([.B14]-[.C14])" office:value-type="float" office:value="-0.423513406583814" calcext:value-type="float" table:number-columns-spanned="2" table:number-rows-spanned="1">
            <text:p>-0,42351</text:p>
          </table:table-cell>
          <table:covered-table-cell table:style-name="ce7"/>
          <table:table-cell table:style-name="ce5" table:formula="of:=SUM([.D14]*[.D14])" office:value-type="float" office:value="0.179363605556227" calcext:value-type="float">
            <text:p>0,17936</text:p>
          </table:table-cell>
          <table:table-cell table:style-name="ce18" table:formula="of:=SUM([.F14:.F23])" office:value-type="float" office:value="0.509548600460952" calcext:value-type="float" table:number-columns-spanned="2" table:number-rows-spanned="1">
            <text:p>0,50955</text:p>
          </table:table-cell>
          <table:covered-table-cell table:style-name="Accent_20_3"/>
          <table:table-cell/>
          <table:table-cell table:style-name="ce23"/>
          <table:table-cell table:style-name="ce29" table:formula="of:=([.K2]*[.M2]-[.L2]*[.O2])" office:value-type="float" office:value="2.65063598529434" calcext:value-type="float">
            <text:p>2,65063598529434</text:p>
          </table:table-cell>
          <table:table-cell table:style-name="ce13"/>
          <table:table-cell table:style-name="ce33"/>
          <table:table-cell table:style-name="ce29" table:formula="of:=SUM([.A2]*[.O2]-[.L2]*[.K2])" office:value-type="float" office:value="-5.420344934125" calcext:value-type="float">
            <text:p>-5,42034493412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Accent_20_3" table:formula="of:=SUM([.G3])" office:value-type="float" office:value="0.1278375" calcext:value-type="float">
            <text:p>0,1278375</text:p>
          </table:table-cell>
          <table:table-cell table:style-name="ce5" table:formula="of:=SUM(0.018+[.B14])" office:value-type="float" office:value="0.036" calcext:value-type="float">
            <text:p>0,03600</text:p>
          </table:table-cell>
          <table:table-cell table:style-name="ce5" table:formula="of:=SUM([.J18]+ [.M18]*[.A15])" office:value-type="float" office:value="0.382551724869618" calcext:value-type="float">
            <text:p>0,38255</text:p>
          </table:table-cell>
          <table:table-cell table:style-name="ce7" table:formula="of:=SUM([.B15]-[.C15])" office:value-type="float" office:value="-0.346551724869618" calcext:value-type="float" table:number-columns-spanned="2" table:number-rows-spanned="1">
            <text:p>-0,34655</text:p>
          </table:table-cell>
          <table:covered-table-cell table:style-name="ce7"/>
          <table:table-cell table:style-name="ce5" table:formula="of:=SUM([.D15]*[.D15])" office:value-type="float" office:value="0.120098098010107" calcext:value-type="float">
            <text:p>0,12010</text:p>
          </table:table-cell>
          <table:table-cell table:style-name="ce19" table:number-columns-spanned="2" table:number-rows-spanned="1"/>
          <table:covered-table-cell table:style-name="Accent_20_3"/>
          <table:table-cell/>
          <table:table-cell table:style-name="ce61" office:value-type="string" calcext:value-type="string" table:number-columns-spanned="3" table:number-rows-spanned="1">
            <text:p>Denominador de A</text:p>
          </table:table-cell>
          <table:covered-table-cell table:number-columns-repeated="2" table:style-name="ce61"/>
          <table:table-cell table:style-name="ce79" office:value-type="string" calcext:value-type="string" table:number-columns-spanned="3" table:number-rows-spanned="1">
            <text:p>Denominador de B</text:p>
          </table:table-cell>
          <table:covered-table-cell table:number-columns-repeated="2" table:style-name="ce79"/>
          <table:table-cell table:number-columns-repeated="2"/>
        </table:table-row>
        <table:table-row table:style-name="ro1">
          <table:table-cell table:style-name="Accent_20_3" table:formula="of:=SUM([.G4])" office:value-type="float" office:value="0.1836" calcext:value-type="float">
            <text:p>0,1836</text:p>
          </table:table-cell>
          <table:table-cell table:style-name="ce5" table:formula="of:=SUM(0.018+[.B15])" office:value-type="float" office:value="0.054" calcext:value-type="float">
            <text:p>0,05400</text:p>
          </table:table-cell>
          <table:table-cell table:style-name="ce5" table:formula="of:=SUM([.J18]+[.M18]*[.A16])" office:value-type="float" office:value="0.323489421432462" calcext:value-type="float">
            <text:p>0,32349</text:p>
          </table:table-cell>
          <table:table-cell table:style-name="ce7" table:formula="of:=SUM([.B16]-[.C16])" office:value-type="float" office:value="-0.269489421432462" calcext:value-type="float" table:number-columns-spanned="2" table:number-rows-spanned="1">
            <text:p>-0,26949</text:p>
          </table:table-cell>
          <table:covered-table-cell table:style-name="ce7"/>
          <table:table-cell table:style-name="ce5" table:formula="of:=SUM([.D16]*[.D16])" office:value-type="float" office:value="0.0726245482640029" calcext:value-type="float">
            <text:p>0,07262</text:p>
          </table:table-cell>
          <table:table-cell table:style-name="ce19" table:number-columns-spanned="2" table:number-rows-spanned="1"/>
          <table:covered-table-cell table:style-name="Accent_20_3"/>
          <table:table-cell/>
          <table:table-cell table:style-name="ce24"/>
          <table:table-cell table:style-name="ce30" table:formula="of:=([.A2]*[.M2]-([.N2]))" office:value-type="float" office:value="5.11751094690625" calcext:value-type="float">
            <text:p>5,11751094690625</text:p>
          </table:table-cell>
          <table:table-cell table:style-name="ce31"/>
          <table:table-cell table:style-name="ce34"/>
          <table:table-cell table:style-name="ce30" table:formula="of:=SUM([.A2]*[.M2]-([.L2]*[.L2]))" office:value-type="float" office:value="5.11751094690625" calcext:value-type="float">
            <text:p>5,11751094690625</text:p>
          </table:table-cell>
          <table:table-cell table:style-name="ce39"/>
          <table:table-cell table:number-columns-repeated="2"/>
        </table:table-row>
        <table:table-row table:style-name="ro1">
          <table:table-cell table:style-name="Accent_20_3" table:formula="of:=SUM([.G5])" office:value-type="float" office:value="0.2370875" calcext:value-type="float">
            <text:p>0,2370875</text:p>
          </table:table-cell>
          <table:table-cell table:style-name="ce5" table:formula="of:=SUM(0.018+[.B16])" office:value-type="float" office:value="0.072" calcext:value-type="float">
            <text:p>0,07200</text:p>
          </table:table-cell>
          <table:table-cell table:style-name="ce5" table:formula="of:=SUM([.J18]+[.M18]*[.A17])" office:value-type="float" office:value="0.266836743466178" calcext:value-type="float">
            <text:p>0,26684</text:p>
          </table:table-cell>
          <table:table-cell table:style-name="ce7" table:formula="of:=SUM([.B17]-[.C17])" office:value-type="float" office:value="-0.194836743466178" calcext:value-type="float" table:number-columns-spanned="2" table:number-rows-spanned="1">
            <text:p>-0,19484</text:p>
          </table:table-cell>
          <table:covered-table-cell table:style-name="ce7"/>
          <table:table-cell table:style-name="ce5" table:formula="of:=SUM([.D17]*[.D17])" office:value-type="float" office:value="0.0379613566045053" calcext:value-type="float">
            <text:p>0,03796</text:p>
          </table:table-cell>
          <table:table-cell table:style-name="ce19" table:number-columns-spanned="2" table:number-rows-spanned="1"/>
          <table:covered-table-cell table:style-name="Accent_20_3"/>
          <table:table-cell/>
          <table:table-cell table:style-name="ce25" office:value-type="string" calcext:value-type="string" table:number-columns-spanned="3" table:number-rows-spanned="1">
            <text:p>Valor de A</text:p>
          </table:table-cell>
          <table:covered-table-cell table:style-name="Default"/>
          <table:covered-table-cell/>
          <table:table-cell table:style-name="ce26" office:value-type="string" calcext:value-type="string" table:number-columns-spanned="3" table:number-rows-spanned="1">
            <text:p>Valor de B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Accent_20_3" table:formula="of:=SUM([.G6])" office:value-type="float" office:value="0.289375" calcext:value-type="float">
            <text:p>0,289375</text:p>
          </table:table-cell>
          <table:table-cell table:style-name="ce5" table:formula="of:=SUM(0.018+[.B17])" office:value-type="float" office:value="0.09" calcext:value-type="float">
            <text:p>0,09000</text:p>
          </table:table-cell>
          <table:table-cell table:style-name="ce5" table:formula="of:=SUM([.J18]+[.M18]*[.A18])" office:value-type="float" office:value="0.211455076737278" calcext:value-type="float">
            <text:p>0,21146</text:p>
          </table:table-cell>
          <table:table-cell table:style-name="ce7" table:formula="of:=SUM([.B18]-[.C18])" office:value-type="float" office:value="-0.121455076737278" calcext:value-type="float" table:number-columns-spanned="2" table:number-rows-spanned="1">
            <text:p>-0,12146</text:p>
          </table:table-cell>
          <table:covered-table-cell table:style-name="ce7"/>
          <table:table-cell table:style-name="ce5" table:formula="of:=SUM([.D18]*[.D18])" office:value-type="float" office:value="0.014751335665258" calcext:value-type="float">
            <text:p>0,01475</text:p>
          </table:table-cell>
          <table:table-cell table:style-name="ce19" table:number-columns-spanned="2" table:number-rows-spanned="1"/>
          <table:covered-table-cell table:style-name="Accent_20_3"/>
          <table:table-cell/>
          <table:table-cell table:style-name="ce26" table:formula="of:=[.K14]/[.K16]" office:value-type="float" office:value="0.517954140752109" calcext:value-type="float" table:number-columns-spanned="3" table:number-rows-spanned="1">
            <text:p>0,517954140752109</text:p>
          </table:table-cell>
          <table:covered-table-cell table:style-name="Default"/>
          <table:covered-table-cell/>
          <table:table-cell table:style-name="ce35" table:formula="of:=[.N14]/[.N16]" office:value-type="float" office:value="-1.05917603115277" calcext:value-type="float" table:number-columns-spanned="3" table:number-rows-spanned="1">
            <text:p>-1,05917603115277</text:p>
          </table:table-cell>
          <table:covered-table-cell table:style-name="ce36"/>
          <table:covered-table-cell table:style-name="ce40"/>
          <table:table-cell table:number-columns-repeated="2"/>
        </table:table-row>
        <table:table-row table:style-name="ro1">
          <table:table-cell table:style-name="Accent_20_3" table:formula="of:=SUM([.G7])" office:value-type="float" office:value="0.3404875" calcext:value-type="float">
            <text:p>0,3404875</text:p>
          </table:table-cell>
          <table:table-cell table:style-name="ce5" table:formula="of:=SUM(0.018+[.B18])" office:value-type="float" office:value="0.108" calcext:value-type="float">
            <text:p>0,10800</text:p>
          </table:table-cell>
          <table:table-cell table:style-name="ce5" table:formula="of:=SUM([.J18]+[.M18]*[.A19])" office:value-type="float" office:value="0.157317941844982" calcext:value-type="float">
            <text:p>0,15732</text:p>
          </table:table-cell>
          <table:table-cell table:style-name="ce7" table:formula="of:=SUM([.B19]-[.C19])" office:value-type="float" office:value="-0.049317941844982" calcext:value-type="float" table:number-columns-spanned="2" table:number-rows-spanned="1">
            <text:p>-0,04932</text:p>
          </table:table-cell>
          <table:covered-table-cell table:style-name="ce7"/>
          <table:table-cell table:style-name="ce5" table:formula="of:=SUM([.D19]*[.D19])" office:value-type="float" office:value="0.00243225938782503" calcext:value-type="float">
            <text:p>0,00243</text:p>
          </table:table-cell>
          <table:table-cell table:style-name="ce19" table:number-columns-spanned="2" table:number-rows-spanned="1"/>
          <table:covered-table-cell table:style-name="Accent_20_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Accent_20_3" table:formula="of:=SUM([.G8])" office:value-type="float" office:value="0.3905625" calcext:value-type="float">
            <text:p>0,3905625</text:p>
          </table:table-cell>
          <table:table-cell table:style-name="ce5" table:formula="of:=SUM(0.018+[.B19])" office:value-type="float" office:value="0.126" calcext:value-type="float">
            <text:p>0,12600</text:p>
          </table:table-cell>
          <table:table-cell table:style-name="ce5" table:formula="of:=SUM([.J18]+[.M18]*[.A20])" office:value-type="float" office:value="0.104279702085007" calcext:value-type="float">
            <text:p>0,10428</text:p>
          </table:table-cell>
          <table:table-cell table:style-name="ce7" table:formula="of:=SUM([.B20]-[.C20])" office:value-type="float" office:value="0.0217202979149927" calcext:value-type="float" table:number-columns-spanned="2" table:number-rows-spanned="1">
            <text:p>0,02172</text:p>
          </table:table-cell>
          <table:covered-table-cell table:style-name="ce7"/>
          <table:table-cell table:style-name="ce5" table:formula="of:=SUM([.D20]*[.D20])" office:value-type="float" office:value="0.000471771341516038" calcext:value-type="float">
            <text:p>0,00047</text:p>
          </table:table-cell>
          <table:table-cell table:style-name="ce19" table:number-columns-spanned="2" table:number-rows-spanned="1"/>
          <table:covered-table-cell table:style-name="Accent_20_3"/>
          <table:table-cell/>
          <table:table-cell table:style-name="ce58" office:value-type="string" calcext:value-type="string">
            <text:p>MU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Accent_20_3" table:formula="of:=SUM([.G9])" office:value-type="float" office:value="0.4145675" calcext:value-type="float">
            <text:p>0,4145675</text:p>
          </table:table-cell>
          <table:table-cell table:style-name="ce5" table:formula="of:=SUM(0.018+[.B20])" office:value-type="float" office:value="0.144" calcext:value-type="float">
            <text:p>0,14400</text:p>
          </table:table-cell>
          <table:table-cell table:style-name="ce5" table:formula="of:=SUM([.J18]+[.M18]*[.A21])" office:value-type="float" office:value="0.0788541814571851" calcext:value-type="float">
            <text:p>0,07885</text:p>
          </table:table-cell>
          <table:table-cell table:style-name="ce7" table:formula="of:=SUM([.B21]-[.C21])" office:value-type="float" office:value="0.0651458185428149" calcext:value-type="float" table:number-columns-spanned="2" table:number-rows-spanned="1">
            <text:p>0,06515</text:p>
          </table:table-cell>
          <table:covered-table-cell table:style-name="ce7"/>
          <table:table-cell table:style-name="ce5" table:formula="of:=SUM([.D21]*[.D21])" office:value-type="float" office:value="0.00424397767361336" calcext:value-type="float">
            <text:p>0,00424</text:p>
          </table:table-cell>
          <table:table-cell table:style-name="ce19" table:number-columns-spanned="2" table:number-rows-spanned="1"/>
          <table:covered-table-cell table:style-name="Accent_20_3"/>
          <table:table-cell/>
          <table:table-cell table:style-name="ce61" office:value-type="string" calcext:value-type="string" table:number-columns-spanned="2" table:number-rows-spanned="1">
            <text:p>S (m)</text:p>
          </table:table-cell>
          <table:covered-table-cell table:style-name="ce61"/>
          <table:table-cell table:style-name="ce76" office:value-type="string" calcext:value-type="string" table:number-columns-spanned="2" table:number-rows-spanned="1">
            <text:p>T (s)</text:p>
          </table:table-cell>
          <table:covered-table-cell table:style-name="ce76"/>
          <table:table-cell table:style-name="ce86"/>
          <table:table-cell table:number-columns-repeated="3"/>
        </table:table-row>
        <table:table-row table:style-name="ro1">
          <table:table-cell table:style-name="Accent_20_3" table:formula="of:=SUM([.G10])" office:value-type="float" office:value="0.4873" calcext:value-type="float">
            <text:p>0,4873</text:p>
          </table:table-cell>
          <table:table-cell table:style-name="ce5" table:formula="of:=SUM(0.018+[.B21])" office:value-type="float" office:value="0.162" calcext:value-type="float">
            <text:p>0,16200</text:p>
          </table:table-cell>
          <table:table-cell table:style-name="ce5" table:formula="of:=SUM([.J18]+[.M18]*[.A22])" office:value-type="float" office:value="0.00181766077136658" calcext:value-type="float">
            <text:p>0,00182</text:p>
          </table:table-cell>
          <table:table-cell table:style-name="ce7" table:formula="of:=SUM([.B22]-[.C22])" office:value-type="float" office:value="0.160182339228633" calcext:value-type="float" table:number-columns-spanned="2" table:number-rows-spanned="1">
            <text:p>0,16018</text:p>
          </table:table-cell>
          <table:covered-table-cell table:style-name="ce7"/>
          <table:table-cell table:style-name="ce5" table:formula="of:=SUM([.D22]*[.D22])" office:value-type="float" office:value="0.025658381800757" calcext:value-type="float">
            <text:p>0,02566</text:p>
          </table:table-cell>
          <table:table-cell table:style-name="ce19" table:number-columns-spanned="2" table:number-rows-spanned="1"/>
          <table:covered-table-cell table:style-name="Accent_20_3"/>
          <table:table-cell/>
          <table:table-cell table:style-name="ce66" office:value-type="float" office:value="0.018" calcext:value-type="float">
            <text:p>0,018</text:p>
          </table:table-cell>
          <table:table-cell table:style-name="ce74" office:value-type="string" calcext:value-type="string">
            <text:p>+- 0,005</text:p>
          </table:table-cell>
          <table:table-cell table:style-name="ce77" office:value-type="float" office:value="0.10995" calcext:value-type="float">
            <text:p>0,109950</text:p>
          </table:table-cell>
          <table:table-cell table:style-name="ce83" office:value-type="string" calcext:value-type="string">
            <text:p>+-5x10⁻⁵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Accent_20_3" table:formula="of:=SUM([.G11])" office:value-type="float" office:value="0.53425" calcext:value-type="float">
            <text:p>0,53425</text:p>
          </table:table-cell>
          <table:table-cell table:style-name="ce5" table:formula="of:=SUM(0.018+[.B22])" office:value-type="float" office:value="0.18" calcext:value-type="float">
            <text:p>0,18000</text:p>
          </table:table-cell>
          <table:table-cell table:style-name="ce5" table:formula="of:=SUM([.J18]+[.M18]*[.A23])" office:value-type="float" office:value="-0.0479106538912558" calcext:value-type="float">
            <text:p>-0,04791</text:p>
          </table:table-cell>
          <table:table-cell table:style-name="ce8" table:formula="of:=SUM([.B23]-[.C23])" office:value-type="float" office:value="0.227910653891256" calcext:value-type="float" table:number-columns-spanned="2" table:number-rows-spanned="1">
            <text:p>0,22791</text:p>
          </table:table-cell>
          <table:covered-table-cell table:style-name="ce8"/>
          <table:table-cell table:style-name="ce5" table:formula="of:=SUM([.D23]*[.D23])" office:value-type="float" office:value="0.0519432661571398" calcext:value-type="float">
            <text:p>0,05194</text:p>
          </table:table-cell>
          <table:table-cell table:style-name="ce19" table:number-columns-spanned="2" table:number-rows-spanned="1"/>
          <table:covered-table-cell table:style-name="Accent_20_3"/>
          <table:table-cell/>
          <table:table-cell table:style-name="ce67" table:formula="of:=SUM(0.018+[.J22])" office:value-type="float" office:value="0.036" calcext:value-type="float">
            <text:p>0,036</text:p>
          </table:table-cell>
          <table:table-cell table:style-name="ce74" office:value-type="string" calcext:value-type="string">
            <text:p>+- 0,005</text:p>
          </table:table-cell>
          <table:table-cell table:style-name="ce78" office:value-type="float" office:value="0.2119" calcext:value-type="float">
            <text:p>0,21190</text:p>
          </table:table-cell>
          <table:table-cell table:style-name="ce83" office:value-type="string" calcext:value-type="string">
            <text:p>+-5x10⁻⁵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ce13"/>
          <table:table-cell table:number-columns-repeated="3"/>
          <table:table-cell table:style-name="ce67" table:formula="of:=SUM(0.018+[.J23])" office:value-type="float" office:value="0.054" calcext:value-type="float">
            <text:p>0,054</text:p>
          </table:table-cell>
          <table:table-cell table:style-name="ce74" office:value-type="string" calcext:value-type="string">
            <text:p>+- 0,005</text:p>
          </table:table-cell>
          <table:table-cell table:style-name="ce78" office:value-type="float" office:value="0.3133" calcext:value-type="float">
            <text:p>0,31330</text:p>
          </table:table-cell>
          <table:table-cell table:style-name="ce83" office:value-type="string" calcext:value-type="string">
            <text:p>+-5x10⁻⁵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(X) = 0,517954140752109X – 1,05917603115277</text:p>
          </table:table-cell>
          <table:table-cell table:number-columns-repeated="6"/>
          <table:table-cell table:style-name="ce67" table:formula="of:=SUM(0.018+[.J24])" office:value-type="float" office:value="0.072" calcext:value-type="float">
            <text:p>0,072</text:p>
          </table:table-cell>
          <table:table-cell table:style-name="ce74" office:value-type="string" calcext:value-type="string">
            <text:p>+- 0,005</text:p>
          </table:table-cell>
          <table:table-cell table:style-name="ce78" office:value-type="float" office:value="0.41415" calcext:value-type="float">
            <text:p>0,41415</text:p>
          </table:table-cell>
          <table:table-cell table:style-name="ce83" office:value-type="string" calcext:value-type="string">
            <text:p>+-5x10⁻⁵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ce67" table:formula="of:=SUM(0.018+[.J25])" office:value-type="float" office:value="0.09" calcext:value-type="float">
            <text:p>0,09</text:p>
          </table:table-cell>
          <table:table-cell table:style-name="ce74" office:value-type="string" calcext:value-type="string">
            <text:p>+- 0,005</text:p>
          </table:table-cell>
          <table:table-cell table:style-name="ce78" office:value-type="float" office:value="0.5147" calcext:value-type="float">
            <text:p>0,51470</text:p>
          </table:table-cell>
          <table:table-cell table:style-name="ce83" office:value-type="string" calcext:value-type="string">
            <text:p>+-5x10⁻⁵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ce67" table:formula="of:=SUM(0.018+[.J26])" office:value-type="float" office:value="0.108" calcext:value-type="float">
            <text:p>0,108</text:p>
          </table:table-cell>
          <table:table-cell table:style-name="ce74" office:value-type="string" calcext:value-type="string">
            <text:p>+- 0,005</text:p>
          </table:table-cell>
          <table:table-cell table:style-name="ce78" office:value-type="float" office:value="0.6147" calcext:value-type="float">
            <text:p>0,61470</text:p>
          </table:table-cell>
          <table:table-cell table:style-name="ce83" office:value-type="string" calcext:value-type="string">
            <text:p>+-5x10⁻⁵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ce67" table:formula="of:=SUM(0.018+[.J27])" office:value-type="float" office:value="0.126" calcext:value-type="float">
            <text:p>0,126</text:p>
          </table:table-cell>
          <table:table-cell table:style-name="ce74" office:value-type="string" calcext:value-type="string">
            <text:p>+- 0,005</text:p>
          </table:table-cell>
          <table:table-cell table:style-name="ce78" office:value-type="float" office:value="0.71465" calcext:value-type="float">
            <text:p>0,71465</text:p>
          </table:table-cell>
          <table:table-cell table:style-name="ce83" office:value-type="string" calcext:value-type="string">
            <text:p>+-5x10⁻⁵</text:p>
          </table:table-cell>
          <table:table-cell table:style-name="Default"/>
          <table:table-cell table:number-columns-repeated="3"/>
        </table:table-row>
        <table:table-row-group>
          <table:table-row table:style-name="ro1">
            <table:table-cell table:number-columns-repeated="9"/>
            <table:table-cell table:style-name="ce67" table:formula="of:=SUM(0.018+[.J28])" office:value-type="float" office:value="0.144" calcext:value-type="float">
              <text:p>0,144</text:p>
            </table:table-cell>
            <table:table-cell table:style-name="ce74" office:value-type="string" calcext:value-type="string">
              <text:p>+- 0,005</text:p>
            </table:table-cell>
            <table:table-cell table:style-name="ce78" office:value-type="float" office:value="0.8133" calcext:value-type="float">
              <text:p>0,81330</text:p>
            </table:table-cell>
            <table:table-cell table:style-name="ce83" office:value-type="string" calcext:value-type="string">
              <text:p>+-5x10⁻⁵</text:p>
            </table:table-cell>
            <table:table-cell table:style-name="Default"/>
            <table:table-cell table:number-columns-repeated="3"/>
          </table:table-row>
          <table:table-row table:style-name="ro1">
            <table:table-cell table:number-columns-repeated="9"/>
            <table:table-cell table:style-name="ce67" table:formula="of:=SUM(0.018+[.J29])" office:value-type="float" office:value="0.162" calcext:value-type="float">
              <text:p>0,162</text:p>
            </table:table-cell>
            <table:table-cell table:style-name="ce74" office:value-type="string" calcext:value-type="string">
              <text:p>+- 0,005</text:p>
            </table:table-cell>
            <table:table-cell table:style-name="ce78" office:value-type="float" office:value="0.91185" calcext:value-type="float">
              <text:p>0,91185</text:p>
            </table:table-cell>
            <table:table-cell table:style-name="ce83" office:value-type="string" calcext:value-type="string">
              <text:p>+-5x10⁻⁵</text:p>
            </table:table-cell>
            <table:table-cell table:style-name="Default"/>
            <table:table-cell table:number-columns-repeated="3"/>
          </table:table-row>
          <table:table-row table:style-name="ro1">
            <table:table-cell table:number-columns-repeated="9"/>
            <table:table-cell table:style-name="ce67" table:formula="of:=SUM(0.018+[.J30])" office:value-type="float" office:value="0.18" calcext:value-type="float">
              <text:p>0,18</text:p>
            </table:table-cell>
            <table:table-cell table:style-name="ce74" office:value-type="string" calcext:value-type="string">
              <text:p>+- 0,005</text:p>
            </table:table-cell>
            <table:table-cell table:style-name="ce78" office:value-type="float" office:value="1.0092" calcext:value-type="float">
              <text:p>1,00920</text:p>
            </table:table-cell>
            <table:table-cell table:style-name="ce84" office:value-type="string" calcext:value-type="string">
              <text:p>+-5x10⁻⁵</text:p>
            </table:table-cell>
            <table:table-cell table:style-name="Default"/>
            <table:table-cell table:number-columns-repeated="3"/>
          </table:table-row>
          <table:table-row table:style-name="ro2">
            <table:table-cell table:number-columns-repeated="9"/>
            <table:table-cell table:style-name="Default" table:number-columns-repeated="2"/>
            <table:table-cell/>
            <table:table-cell table:style-name="Default" table:number-columns-repeated="2"/>
            <table:table-cell table:number-columns-repeated="3"/>
          </table:table-row>
        </table:table-row-group>
        <table:table-row table:style-name="ro2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9"/>
          <table:table-cell table:number-columns-repeated="3"/>
          <table:table-cell table:style-name="ce58" office:value-type="string" calcext:value-type="string">
            <text:p>MU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ce58" office:value-type="string" calcext:value-type="string">
            <text:p>x</text:p>
          </table:table-cell>
          <table:table-cell table:style-name="ce68" office:value-type="string" calcext:value-type="string">
            <text:p>Y</text:p>
          </table:table-cell>
          <table:table-cell table:style-name="ce20" office:value-type="string" calcext:value-type="string">
            <text:p>x²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Σy</text:p>
          </table:table-cell>
          <table:table-cell table:style-name="ce20" office:value-type="string" calcext:value-type="string">
            <text:p>Σx</text:p>
          </table:table-cell>
          <table:table-cell table:style-name="ce20" office:value-type="string" calcext:value-type="string">
            <text:p>Σx²</text:p>
          </table:table-cell>
          <table:table-cell table:style-name="ce20" office:value-type="string" calcext:value-type="string">
            <text:p>(Σxi)²</text:p>
          </table:table-cell>
          <table:table-cell table:style-name="ce20" office:value-type="string" calcext:value-type="string">
            <text:p>Σ(x,y)</text:p>
          </table:table-cell>
        </table:table-row>
        <table:table-row table:style-name="ro1">
          <table:table-cell table:number-columns-repeated="4"/>
          <table:table-cell table:style-name="ce11" table:formula="of:=SUM(#REF!/#REF!)" office:value-type="string" office:string-value="" calcext:value-type="error">
            <text:p>#REF!</text:p>
          </table:table-cell>
          <table:table-cell table:number-columns-repeated="3"/>
          <table:table-cell table:style-name="ce59" office:value-type="float" office:value="0.10995" calcext:value-type="float">
            <text:p>0,109950</text:p>
          </table:table-cell>
          <table:table-cell table:style-name="ce69" office:value-type="float" office:value="0.018" calcext:value-type="float">
            <text:p>0,018</text:p>
          </table:table-cell>
          <table:table-cell table:formula="of:=SUM([.I37]*[.I37])" office:value-type="float" office:value="0.0120890025" calcext:value-type="float">
            <text:p>0,01209</text:p>
          </table:table-cell>
          <table:table-cell table:style-name="ce5" table:formula="of:=SUM([.I37]*[.J37])" office:value-type="float" office:value="0.0019791" calcext:value-type="float">
            <text:p>0,00198</text:p>
          </table:table-cell>
          <table:table-cell table:style-name="ce5" table:formula="of:=SUM([.J37];[.I37:.I47];[.J37];[.J37:.J46])" office:value-type="float" office:value="6.6537" calcext:value-type="float">
            <text:p>6,65370</text:p>
          </table:table-cell>
          <table:table-cell table:style-name="ce5" table:formula="of:=SUM([.I36:.I45])" office:value-type="float" office:value="4.6185" calcext:value-type="float">
            <text:p>4,61850</text:p>
          </table:table-cell>
          <table:table-cell table:style-name="ce5" table:formula="of:=SUM([.K37:.K46])" office:value-type="float" office:value="3.99157648" calcext:value-type="float">
            <text:p>3,99158</text:p>
          </table:table-cell>
          <table:table-cell table:style-name="ce5" table:formula="of:=SUM([.N37]*[.N37])" office:value-type="float" office:value="21.33054225" calcext:value-type="float">
            <text:p>21,33054</text:p>
          </table:table-cell>
          <table:table-cell table:style-name="ce5" table:formula="of:=SUM([.I37:.I46]+[.J37:.J46])" office:value-type="float" office:value="0.12795" calcext:value-type="float">
            <text:p>0,12795</text:p>
          </table:table-cell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ce60" office:value-type="float" office:value="0.2119" calcext:value-type="float">
            <text:p>0,21190</text:p>
          </table:table-cell>
          <table:table-cell table:style-name="ce70" table:formula="of:=SUM(0.018+[.J37])" office:value-type="float" office:value="0.036" calcext:value-type="float">
            <text:p>0,036</text:p>
          </table:table-cell>
          <table:table-cell table:formula="of:=SUM([.I38]*[.I38])" office:value-type="float" office:value="0.04490161" calcext:value-type="float">
            <text:p>0,04490</text:p>
          </table:table-cell>
          <table:table-cell table:style-name="ce5" table:formula="of:=SUM([.I38]*[.J38])" office:value-type="float" office:value="0.0076284" calcext:value-type="float">
            <text:p>0,00763</text:p>
          </table:table-cell>
          <table:table-cell table:number-columns-repeated="2"/>
          <table:table-cell table:style-name="ce28" table:number-columns-repeated="2"/>
          <table:table-cell table:style-name="ce37"/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ce60" office:value-type="float" office:value="0.3133" calcext:value-type="float">
            <text:p>0,31330</text:p>
          </table:table-cell>
          <table:table-cell table:style-name="ce70" table:formula="of:=SUM(0.018+[.J38])" office:value-type="float" office:value="0.054" calcext:value-type="float">
            <text:p>0,054</text:p>
          </table:table-cell>
          <table:table-cell table:formula="of:=SUM([.I39]*[.I39])" office:value-type="float" office:value="0.09815689" calcext:value-type="float">
            <text:p>0,09816</text:p>
          </table:table-cell>
          <table:table-cell table:style-name="ce5" table:formula="of:=SUM([.I39]*[.J39])" office:value-type="float" office:value="0.0169182" calcext:value-type="float">
            <text:p>0,01692</text:p>
          </table:table-cell>
          <table:table-cell table:number-columns-repeated="2"/>
          <table:table-cell table:style-name="ce28" table:number-columns-repeated="2"/>
          <table:table-cell table:style-name="ce37"/>
        </table:table-row>
        <table:table-row table:style-name="ro1">
          <table:table-cell table:number-columns-repeated="4"/>
          <table:table-cell table:style-name="ce11" table:formula="of:=SUM(#REF!/#REF!)" office:value-type="string" office:string-value="" calcext:value-type="error">
            <text:p>#REF!</text:p>
          </table:table-cell>
          <table:table-cell table:number-columns-repeated="3"/>
          <table:table-cell table:style-name="ce60" office:value-type="float" office:value="0.41415" calcext:value-type="float">
            <text:p>0,41415</text:p>
          </table:table-cell>
          <table:table-cell table:style-name="ce70" table:formula="of:=SUM(0.018+[.J39])" office:value-type="float" office:value="0.072" calcext:value-type="float">
            <text:p>0,072</text:p>
          </table:table-cell>
          <table:table-cell table:formula="of:=SUM([.I40]*[.I40])" office:value-type="float" office:value="0.1715202225" calcext:value-type="float">
            <text:p>0,17152</text:p>
          </table:table-cell>
          <table:table-cell table:style-name="ce5" table:formula="of:=SUM([.I40]*[.J40])" office:value-type="float" office:value="0.0298188" calcext:value-type="float">
            <text:p>0,02982</text:p>
          </table:table-cell>
          <table:table-cell table:number-columns-repeated="2"/>
          <table:table-cell table:style-name="ce28" table:number-columns-repeated="2"/>
          <table:table-cell table:style-name="ce38"/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ce60" office:value-type="float" office:value="0.5147" calcext:value-type="float">
            <text:p>0,51470</text:p>
          </table:table-cell>
          <table:table-cell table:style-name="ce70" table:formula="of:=SUM(0.018+[.J40])" office:value-type="float" office:value="0.09" calcext:value-type="float">
            <text:p>0,09</text:p>
          </table:table-cell>
          <table:table-cell table:formula="of:=SUM([.I41]*[.I41])" office:value-type="float" office:value="0.26491609" calcext:value-type="float">
            <text:p>0,26492</text:p>
          </table:table-cell>
          <table:table-cell table:style-name="ce5" table:formula="of:=SUM([.I41]*[.J41])" office:value-type="float" office:value="0.046323" calcext:value-type="float">
            <text:p>0,04632</text:p>
          </table:table-cell>
          <table:table-cell table:number-columns-repeated="2"/>
          <table:table-cell table:style-name="ce28" table:number-columns-repeated="2"/>
          <table:table-cell table:style-name="ce38"/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ce60" office:value-type="float" office:value="0.6147" calcext:value-type="float">
            <text:p>0,61470</text:p>
          </table:table-cell>
          <table:table-cell table:style-name="ce70" table:formula="of:=SUM(0.018+[.J41])" office:value-type="float" office:value="0.108" calcext:value-type="float">
            <text:p>0,108</text:p>
          </table:table-cell>
          <table:table-cell table:formula="of:=SUM([.I42]*[.I42])" office:value-type="float" office:value="0.37785609" calcext:value-type="float">
            <text:p>0,37786</text:p>
          </table:table-cell>
          <table:table-cell table:style-name="ce5" table:formula="of:=SUM([.I42]*[.J42])" office:value-type="float" office:value="0.0663876" calcext:value-type="float">
            <text:p>0,06639</text:p>
          </table:table-cell>
          <table:table-cell table:number-columns-repeated="2"/>
          <table:table-cell table:style-name="ce28" table:number-columns-repeated="2"/>
          <table:table-cell table:style-name="ce38"/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ce60" office:value-type="float" office:value="0.71465" calcext:value-type="float">
            <text:p>0,71465</text:p>
          </table:table-cell>
          <table:table-cell table:style-name="ce70" table:formula="of:=SUM(0.018+[.J42])" office:value-type="float" office:value="0.126" calcext:value-type="float">
            <text:p>0,126</text:p>
          </table:table-cell>
          <table:table-cell table:formula="of:=SUM([.I43]*[.I43])" office:value-type="float" office:value="0.5107246225" calcext:value-type="float">
            <text:p>0,51072</text:p>
          </table:table-cell>
          <table:table-cell table:style-name="ce5" table:formula="of:=SUM([.I43]*[.J43])" office:value-type="float" office:value="0.0900459" calcext:value-type="float">
            <text:p>0,09005</text:p>
          </table:table-cell>
          <table:table-cell table:number-columns-repeated="2"/>
          <table:table-cell table:style-name="ce28" table:number-columns-repeated="2"/>
          <table:table-cell table:style-name="ce38"/>
        </table:table-row>
        <table:table-row table:style-name="ro1">
          <table:table-cell table:number-columns-repeated="4"/>
          <table:table-cell table:style-name="ce10" table:number-columns-repeated="3"/>
          <table:table-cell/>
          <table:table-cell table:style-name="ce60" office:value-type="float" office:value="0.8133" calcext:value-type="float">
            <text:p>0,81330</text:p>
          </table:table-cell>
          <table:table-cell table:style-name="ce70" table:formula="of:=SUM(0.018+[.J43])" office:value-type="float" office:value="0.144" calcext:value-type="float">
            <text:p>0,144</text:p>
          </table:table-cell>
          <table:table-cell table:formula="of:=SUM([.I44]*[.I44])" office:value-type="float" office:value="0.66145689" calcext:value-type="float">
            <text:p>0,66146</text:p>
          </table:table-cell>
          <table:table-cell table:style-name="ce5" table:formula="of:=SUM([.I44]*[.J44])" office:value-type="float" office:value="0.1171152" calcext:value-type="float">
            <text:p>0,11712</text:p>
          </table:table-cell>
          <table:table-cell table:number-columns-repeated="2"/>
          <table:table-cell table:style-name="ce28" table:number-columns-repeated="2"/>
          <table:table-cell table:style-name="ce38"/>
        </table:table-row>
        <table:table-row table:style-name="ro1">
          <table:table-cell table:number-columns-repeated="4"/>
          <table:table-cell table:style-name="ce10" table:number-columns-repeated="3"/>
          <table:table-cell/>
          <table:table-cell table:style-name="ce60" office:value-type="float" office:value="0.91185" calcext:value-type="float">
            <text:p>0,91185</text:p>
          </table:table-cell>
          <table:table-cell table:style-name="ce70" table:formula="of:=SUM(0.018+[.J44])" office:value-type="float" office:value="0.162" calcext:value-type="float">
            <text:p>0,162</text:p>
          </table:table-cell>
          <table:table-cell table:formula="of:=SUM([.I45]*[.I45])" office:value-type="float" office:value="0.8314704225" calcext:value-type="float">
            <text:p>0,83147</text:p>
          </table:table-cell>
          <table:table-cell table:style-name="ce5" table:formula="of:=SUM([.I45]*[.J45])" office:value-type="float" office:value="0.1477197" calcext:value-type="float">
            <text:p>0,14772</text:p>
          </table:table-cell>
          <table:table-cell table:number-columns-repeated="2"/>
          <table:table-cell table:style-name="ce28" table:number-columns-repeated="2"/>
          <table:table-cell table:style-name="ce38"/>
        </table:table-row>
        <table:table-row table:style-name="ro1">
          <table:table-cell table:number-columns-repeated="8"/>
          <table:table-cell table:style-name="ce60" office:value-type="float" office:value="1.0092" calcext:value-type="float">
            <text:p>1,00920</text:p>
          </table:table-cell>
          <table:table-cell table:style-name="ce70" table:formula="of:=SUM(0.018+[.J45])" office:value-type="float" office:value="0.18" calcext:value-type="float">
            <text:p>0,18</text:p>
          </table:table-cell>
          <table:table-cell table:formula="of:=SUM([.I46]*[.I46])" office:value-type="float" office:value="1.01848464" calcext:value-type="float">
            <text:p>1,01848</text:p>
          </table:table-cell>
          <table:table-cell table:style-name="ce5" table:formula="of:=SUM([.I46]*[.J46])" office:value-type="float" office:value="0.181656" calcext:value-type="float">
            <text:p>0,18166</text:p>
          </table:table-cell>
          <table:table-cell table:number-columns-repeated="2"/>
          <table:table-cell table:style-name="ce28" table:number-columns-repeated="2"/>
          <table:table-cell table:style-name="ce38"/>
        </table:table-row>
        <table:table-row table:style-name="ro2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ce3"/>
          <table:table-cell table:style-name="ce16" table:number-columns-repeated="3"/>
          <table:table-cell/>
          <table:table-cell table:style-name="Default"/>
          <table:table-cell table:style-name="ce10"/>
          <table:table-cell table:number-columns-repeated="3"/>
        </table:table-row>
        <table:table-row table:style-name="ro1">
          <table:table-cell table:number-columns-repeated="9"/>
          <table:table-cell table:style-name="ce61" office:value-type="string" calcext:value-type="string" table:number-columns-spanned="3" table:number-rows-spanned="1">
            <text:p>Numerador de A</text:p>
          </table:table-cell>
          <table:covered-table-cell table:number-columns-repeated="2" table:style-name="ce61"/>
          <table:table-cell table:style-name="ce79" office:value-type="string" calcext:value-type="string" table:number-columns-spanned="3" table:number-rows-spanned="1">
            <text:p>Numerador de B</text:p>
          </table:table-cell>
          <table:covered-table-cell table:number-columns-repeated="2" table:style-name="ce79"/>
          <table:table-cell table:number-columns-repeated="2"/>
        </table:table-row>
        <table:table-row table:style-name="ro1">
          <table:table-cell table:number-columns-repeated="9"/>
          <table:table-cell table:style-name="ce23"/>
          <table:table-cell table:style-name="ce29" table:formula="of:=([.M37]*[.O37]-[.N37]*[.Q37])" office:value-type="float" office:value="25.967815349976" calcext:value-type="float">
            <text:p>25,967815349976</text:p>
          </table:table-cell>
          <table:table-cell table:style-name="ce13"/>
          <table:table-cell table:style-name="ce33"/>
          <table:table-cell table:style-name="ce29" table:formula="of:=SUM([.A2]*[.Q37]-[.N37]*[.M37])" office:value-type="float" office:value="-29.45061345" calcext:value-type="float">
            <text:p>-29,45061345</text:p>
          </table:table-cell>
          <table:table-cell table:style-name="ce33"/>
          <table:table-cell table:number-columns-repeated="2"/>
        </table:table-row>
        <table:table-row table:style-name="ro1">
          <table:table-cell table:number-columns-repeated="9"/>
          <table:table-cell table:style-name="ce61" office:value-type="string" calcext:value-type="string" table:number-columns-spanned="3" table:number-rows-spanned="1">
            <text:p>Denominador de A</text:p>
          </table:table-cell>
          <table:covered-table-cell table:number-columns-repeated="2" table:style-name="ce61"/>
          <table:table-cell table:style-name="ce79" office:value-type="string" calcext:value-type="string" table:number-columns-spanned="3" table:number-rows-spanned="1">
            <text:p>Denominador de B</text:p>
          </table:table-cell>
          <table:covered-table-cell table:number-columns-repeated="2" table:style-name="ce79"/>
          <table:table-cell table:number-columns-repeated="2"/>
        </table:table-row>
        <table:table-row table:style-name="ro1">
          <table:table-cell table:number-columns-repeated="9"/>
          <table:table-cell table:style-name="ce24"/>
          <table:table-cell table:style-name="ce30" table:formula="of:=([.A2]*[.O37]-([.P37]))" office:value-type="float" office:value="18.58522255" calcext:value-type="float">
            <text:p>18,58522255</text:p>
          </table:table-cell>
          <table:table-cell table:style-name="ce31"/>
          <table:table-cell table:style-name="ce34"/>
          <table:table-cell table:style-name="ce30" table:formula="of:=SUM([.A2]*[.O37]-([.P37]))" office:value-type="float" office:value="18.58522255" calcext:value-type="float">
            <text:p>18,58522255</text:p>
          </table:table-cell>
          <table:table-cell table:style-name="ce39"/>
          <table:table-cell table:number-columns-repeated="2"/>
        </table:table-row>
        <table:table-row table:style-name="ro2">
          <table:table-cell table:number-columns-repeated="9"/>
          <table:table-cell table:style-name="ce25" office:value-type="string" calcext:value-type="string" table:number-columns-spanned="3" table:number-rows-spanned="1">
            <text:p>Valor de A</text:p>
          </table:table-cell>
          <table:covered-table-cell table:style-name="Default"/>
          <table:covered-table-cell/>
          <table:table-cell table:style-name="ce26" office:value-type="string" calcext:value-type="string" table:number-columns-spanned="3" table:number-rows-spanned="1">
            <text:p>Valor de B</text:p>
          </table:table-cell>
          <table:covered-table-cell table:style-name="Default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26" table:formula="of:=[.K50]/[.K52]" office:value-type="float" office:value="1.39722918464466" calcext:value-type="float" table:number-columns-spanned="3" table:number-rows-spanned="1">
            <text:p>1,39722918464466</text:p>
          </table:table-cell>
          <table:covered-table-cell table:style-name="Default"/>
          <table:covered-table-cell/>
          <table:table-cell table:style-name="ce35" table:formula="of:=[.N50]/[.N52]" office:value-type="float" office:value="-1.58462527800077" calcext:value-type="float" table:number-columns-spanned="3" table:number-rows-spanned="1">
            <text:p>-1,58462527800077</text:p>
          </table:table-cell>
          <table:covered-table-cell table:style-name="ce36"/>
          <table:covered-table-cell table:style-name="ce40"/>
          <table:table-cell table:number-columns-repeated="2"/>
        </table:table-row>
        <table:table-row table:style-name="ro2">
          <table:table-cell table:number-columns-repeated="7"/>
          <table:table-cell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repeated="4"/>
          <table:table-cell table:number-columns-repeated="2"/>
        </table:table-row>
        <table:table-row table:style-name="ro2">
          <table:table-cell table:number-columns-repeated="7"/>
          <table:table-cell table:style-name="ce57"/>
          <table:table-cell/>
          <table:table-cell table:style-name="Default" table:number-columns-repeated="2"/>
          <table:table-cell/>
          <table:table-cell table:style-name="Default"/>
          <table:table-cell table:style-name="ce87" table:number-columns-spanned="2" table:number-rows-spanned="1"/>
          <table:covered-table-cell table:style-name="ce57"/>
          <table:table-cell table:number-columns-repeated="2"/>
        </table:table-row>
        <table:table-row table:style-name="ro2">
          <table:table-cell table:number-columns-repeated="7"/>
          <table:table-cell table:style-name="ce57"/>
          <table:table-cell/>
          <table:table-cell table:style-name="Default" office:value-type="string" calcext:value-type="string">
            <text:p>F(X) = 1,39722918464466X <text:s/>- 1,58462527800077</text:p>
          </table:table-cell>
          <table:table-cell table:style-name="Default"/>
          <table:table-cell/>
          <table:table-cell table:style-name="Default"/>
          <table:table-cell table:style-name="ce87" table:number-columns-spanned="2" table:number-rows-spanned="1"/>
          <table:covered-table-cell table:style-name="ce57"/>
          <table:table-cell table:number-columns-repeated="2"/>
        </table:table-row>
        <table:table-row table:style-name="ro2">
          <table:table-cell table:number-columns-repeated="7"/>
          <table:table-cell table:style-name="ce57"/>
          <table:table-cell/>
          <table:table-cell table:style-name="Default" table:number-columns-repeated="2"/>
          <table:table-cell/>
          <table:table-cell table:style-name="Default"/>
          <table:table-cell table:style-name="ce87" table:number-columns-spanned="2" table:number-rows-spanned="1"/>
          <table:covered-table-cell table:style-name="ce57"/>
          <table:table-cell table:number-columns-repeated="2"/>
        </table:table-row>
        <table:table-row table:style-name="ro2">
          <table:table-cell table:number-columns-repeated="7"/>
          <table:table-cell table:style-name="ce57" table:number-columns-repeated="8"/>
          <table:table-cell table:number-columns-repeated="2"/>
        </table:table-row>
        <table:table-row table:style-name="ro2">
          <table:table-cell table:number-columns-repeated="7"/>
          <table:table-cell table:style-name="ce57" table:number-columns-repeated="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6:32:15.6381084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4:22:40.099932529</meta:creation-date>
    <dc:date>2019-10-25T17:33:17.553819594</dc:date>
    <meta:editing-duration>PT57M42S</meta:editing-duration>
    <meta:editing-cycles>13</meta:editing-cycles>
    <meta:generator>LibreOffice/6.2.7.1$Linux_X86_64 LibreOffice_project/20$Build-1</meta:generator>
    <meta:document-statistic meta:table-count="1" meta:cell-count="29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15cm" svg:height="7.82cm" xlink:href=".." xlink:type="simple" chart:class="chart:scatter" chart:style-name="ch1">
        <chart:legend chart:legend-position="end" svg:x="11.758cm" svg:y="3.611cm" style:legend-expansion="high" chart:style-name="ch2"/>
        <chart:plot-area chart:style-name="ch3" table:cell-range-address="Planilha1.A14:Planilha1.B23" svg:x="0.278cm" svg:y="0.156cm" svg:width="11.202cm" svg:height="7.508cm">
          <chartooo:coordinate-region svg:x="1.746cm" svg:y="0.355cm" svg:width="9.494cm" svg:height="6.6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B14:Planilha1.B23" chart:class="chart:scatter">
            <chart:domain table:cell-range-address="Planilha1.A14:Planilha1.A23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217">
                <text:p>0.07217</text:p>
                <draw:g>
                  <svg:desc>Planilha1.A14:Planilha1.A23</svg:desc>
                </draw:g>
              </table:table-cell>
              <table:table-cell office:value-type="float" office:value="0.018">
                <text:p>0.018</text:p>
                <draw:g>
                  <svg:desc>Planilha1.B14:Planilha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78375">
                <text:p>0.127837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36">
                <text:p>0.183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0875">
                <text:p>0.237087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9375">
                <text:p>0.28937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04875">
                <text:p>0.340487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05625">
                <text:p>0.390562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45675">
                <text:p>0.414567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73">
                <text:p>0.4873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425">
                <text:p>0.53425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5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12cm" svg:height="6.775cm" xlink:href=".." xlink:type="simple" chart:class="chart:scatter" chart:style-name="ch1">
        <chart:legend chart:legend-position="end" svg:x="11.187cm" svg:y="3.088cm" style:legend-expansion="high" chart:style-name="ch2"/>
        <chart:plot-area chart:style-name="ch3" table:cell-range-address="Planilha1.H2:Planilha1.I11" svg:x="0.999cm" svg:y="0.429cm" svg:width="10.683cm" svg:height="5.969cm">
          <chartooo:coordinate-region svg:x="2.467cm" svg:y="0.629cm" svg:width="8.605cm" svg:height="5.1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I2:Planilha1.I11" chart:class="chart:scatter">
            <chart:domain table:cell-range-address="Planilha1.H2:Planilha1.H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">
                <text:p>0.018</text:p>
                <draw:g>
                  <svg:desc>Planilha1.H2:Planilha1.H11</svg:desc>
                </draw:g>
              </table:table-cell>
              <table:table-cell office:value-type="float" office:value="0.0052085089">
                <text:p>0.0052085089</text:p>
                <draw:g>
                  <svg:desc>Planilha1.I2:Planilha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6">
                <text:p>0.036</text:p>
              </table:table-cell>
              <table:table-cell office:value-type="float" office:value="0.01634242640625">
                <text:p>0.0163424264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4">
                <text:p>0.054</text:p>
              </table:table-cell>
              <table:table-cell office:value-type="float" office:value="0.03370896">
                <text:p>0.03370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">
                <text:p>0.072</text:p>
              </table:table-cell>
              <table:table-cell office:value-type="float" office:value="0.05621048265625">
                <text:p>0.056210482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0.083737890625">
                <text:p>0.08373789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8">
                <text:p>0.108</text:p>
              </table:table-cell>
              <table:table-cell office:value-type="float" office:value="0.11593173765625">
                <text:p>0.1159317376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6">
                <text:p>0.126</text:p>
              </table:table-cell>
              <table:table-cell office:value-type="float" office:value="0.15253906640625">
                <text:p>0.1525390664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4">
                <text:p>0.144</text:p>
              </table:table-cell>
              <table:table-cell office:value-type="float" office:value="0.17186621205625">
                <text:p>0.1718662120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2">
                <text:p>0.162</text:p>
              </table:table-cell>
              <table:table-cell office:value-type="float" office:value="0.23746129">
                <text:p>0.23746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2854230625">
                <text:p>0.2854230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78cm" svg:height="8.223cm" xlink:href=".." xlink:type="simple" chart:class="chart:scatter" chart:style-name="ch1">
        <chart:legend chart:legend-position="end" svg:x="11.474cm" svg:y="3.812cm" style:legend-expansion="high" chart:style-name="ch2"/>
        <chart:plot-area chart:style-name="ch3" table:cell-range-address="Planilha1.J22:Planilha1.J31 Planilha1.L22:Planilha1.L31" svg:x="0.271cm" svg:y="0.164cm" svg:width="10.932cm" svg:height="7.895cm">
          <chartooo:coordinate-region svg:x="1.924cm" svg:y="0.364cm" svg:width="9.039cm" svg:height="7.0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L22:Planilha1.L31" chart:class="chart:scatter">
            <chart:domain table:cell-range-address="Planilha1.J22:Planilha1.J3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">
                <text:p>0.018</text:p>
                <draw:g>
                  <svg:desc>Planilha1.J22:Planilha1.J31</svg:desc>
                </draw:g>
              </table:table-cell>
              <table:table-cell office:value-type="float" office:value="0.10995">
                <text:p>0.10995</text:p>
                <draw:g>
                  <svg:desc>Planilha1.L22:Planilha1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6">
                <text:p>0.036</text:p>
              </table:table-cell>
              <table:table-cell office:value-type="float" office:value="0.2119">
                <text:p>0.2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4">
                <text:p>0.054</text:p>
              </table:table-cell>
              <table:table-cell office:value-type="float" office:value="0.3133">
                <text:p>0.3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">
                <text:p>0.072</text:p>
              </table:table-cell>
              <table:table-cell office:value-type="float" office:value="0.41415">
                <text:p>0.41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0.5147">
                <text:p>0.5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8">
                <text:p>0.108</text:p>
              </table:table-cell>
              <table:table-cell office:value-type="float" office:value="0.6147">
                <text:p>0.6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6">
                <text:p>0.126</text:p>
              </table:table-cell>
              <table:table-cell office:value-type="float" office:value="0.71465">
                <text:p>0.71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4">
                <text:p>0.144</text:p>
              </table:table-cell>
              <table:table-cell office:value-type="float" office:value="0.8133">
                <text:p>0.8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2">
                <text:p>0.162</text:p>
              </table:table-cell>
              <table:table-cell office:value-type="float" office:value="0.91185">
                <text:p>0.91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0092">
                <text:p>1.00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